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{" close="}">
        <mrow>
          <mrow>
            <mo stretchy="false">−</mo>
            <mi/>
          </mrow>
          <mfrac>
            <msup>
              <mo stretchy="false">ℏ</mo>
              <mn>2</mn>
            </msup>
            <mrow>
              <mn>2</mn>
              <mi>m</mi>
            </mrow>
          </mfrac>
          <mi/>
          <mfenced open="(" close=")">
            <mrow>
              <mfrac>
                <msup>
                  <mtext>d</mtext>
                  <mn>2</mn>
                </msup>
                <mrow>
                  <mtext>d</mtext>
                  <msup>
                    <mi>r</mi>
                    <mn>2</mn>
                  </msup>
                </mrow>
              </mfrac>
              <mrow>
                <mi/>
                <mo stretchy="false">+</mo>
                <mi/>
              </mrow>
              <mfrac>
                <mn>2</mn>
                <mi>r</mi>
              </mfrac>
              <mi/>
              <mfrac>
                <mtext>d</mtext>
                <mrow>
                  <mtext>d</mtext>
                  <mi>r</mi>
                </mrow>
              </mfrac>
              <mrow>
                <mi/>
                <mo stretchy="false">−</mo>
                <mi/>
              </mrow>
              <mfrac>
                <mrow>
                  <mi>l</mi>
                  <mi/>
                  <mrow>
                    <mo stretchy="false">(</mo>
                    <mrow>
                      <mi>l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</mrow>
                <mrow>
                  <mn>2</mn>
                  <mi>m</mi>
                  <msup>
                    <mi>r</mi>
                    <mn>2</mn>
                  </msup>
                </mrow>
              </mfrac>
            </mrow>
          </mfenced>
          <mrow>
            <mi/>
            <mo stretchy="false">+</mo>
            <mi/>
          </mrow>
          <mi>V</mi>
          <mrow>
            <mo stretchy="false">(</mo>
            <mrow>
              <mi>r</mi>
            </mrow>
            <mo stretchy="false">)</mo>
          </mrow>
          <mrow>
            <mi/>
            <mo stretchy="false">−</mo>
            <mi/>
          </mrow>
          <mi>E</mi>
        </mrow>
      </mfenced>
      <mi/>
      <mi>R</mi>
      <mrow>
        <mo stretchy="false">(</mo>
        <mrow>
          <mi>r</mi>
        </mrow>
        <mo stretchy="false">)</mo>
      </mrow>
      <mrow>
        <mi/>
        <mo stretchy="false">=</mo>
        <mi/>
      </mrow>
      <mn>0</mn>
    </mrow>
    <annotation encoding="StarMath 5.0">left lbrace 
 - ` hbar ^2 over {2 m} 
 ` 
 left ( 
  "d" ^2 over {"d" r ^2} ~+~ 2 over r ` "d" over {"d" r} 
  ~-~ {l ` (l ~+~ 1)} over {2 m r ^2} 
 right ) 
 ~+~ V (r) ~-~ E
right rbrace 
` 
R (r)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01:49.535000000</meta:creation-date>
    <meta:generator>LibreOffice/4.1.4.2$Windows_x86 LibreOffice_project/0a0440ccc0227ad9829de5f46be37cfb6edcf72</meta:generator>
  </office:meta>
</office:document-meta>
</file>